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6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font-size="18pt" style:font-size-asian="18pt" style:font-size-complex="18pt"/>
    </style:style>
    <style:style style:name="P11" style:family="paragraph" style:parent-style-name="Titre_20_I_29_">
      <style:paragraph-properties fo:break-before="column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 style:list-style-name="List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1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use-window-font-color="true" style:text-outline="false" style:font-name="Times New Roman" fo:font-size="12pt" fo:font-style="italic" fo:text-shadow="none" style:text-underline-style="none" fo:font-weight="normal" style:font-relief="none"/>
    </style:style>
    <style:style style:name="T8" style:family="text">
      <style:text-properties style:use-window-font-color="true" style:text-outline="false" style:font-name="Times New Roman" fo:font-size="12pt" fo:font-style="normal" fo:text-shadow="none" style:text-underline-style="none" fo:font-weight="normal" style:font-relief="none"/>
    </style:style>
    <style:style style:name="T9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cm" fo:border="0.51pt solid #000000" style:shadow="none" draw:shadow-opacity="100%" draw:ole-draw-aspect="1"/>
    </style:style>
    <style:style style:name="Sect1" style:family="section">
      <style:section-properties text:dont-balance-text-columns="true" style:editable="false">
        <style:columns fo:column-count="3">
          <style:column-sep style:width="0.035cm" style:color="#000000" style:height="100%" style:style="solid"/>
          <style:column style:rel-width="4139*" fo:start-indent="0cm" fo:end-indent="0.3cm"/>
          <style:column style:rel-width="5867*" fo:start-indent="0.3cm" fo:end-indent="0.3cm"/>
          <style:column style:rel-width="5698*" fo:start-indent="0.3cm" fo:end-indent="0cm"/>
        </style:columns>
      </style:section-properties>
    </style:style>
    <text:list-style style:name="L1">
      <text:list-level-style-number text:level="1" style:num-suffix=")" style:num-format="1">
        <style:list-level-properties text:min-label-width="0.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.489cm" fo:min-width="3.792cm" fo:padding-top="0.011cm" fo:padding-bottom="0.011cm" fo:padding-left="0.011cm" fo:padding-right="0.011cm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.489cm" fo:min-width="2.078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.489cm" fo:min-width="4.512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619cm" fo:min-width="0.5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49cm" svg:stroke-color="#000000" draw:marker-start="" draw:marker-start-width="0.36cm" draw:marker-start-center="false" draw:marker-end="" draw:marker-end-width="0.36cm" draw:marker-end-center="false" draw:fill="solid" draw:fill-color="#99cc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619cm" fo:min-width="0.58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22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23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59cm" draw:marker-start-center="false" draw:marker-end="" draw:marker-end-width="0.259cm" draw:marker-end-center="false" draw:fill="solid" draw:fill-color="#99cc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621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24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621cm" fo:min-width="0.5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25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26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27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28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619cm" fo:min-width="0.52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29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30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31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métrie Centrale : Exercice rédigé<text:tab/>2.2</text:p>
      <text:p text:style-name="Standard"/>
      <text:section text:style-name="Sect1" text:name="Section1">
        <text:list xml:id="list2600511161" text:style-name="Numbering_20_4">
          <text:list-item>
            <text:p text:style-name="Titre_20_I_29_">Énoncé</text:p>
          </text:list-item>
        </text:list>
        <text:p text:style-name="P9">Soit <text:span text:style-name="T1">ABC</text:span> un triangle équilatéral de 3 cm de côté. Soit <text:span text:style-name="T1">M</text:span> le milieu de [<text:span text:style-name="T1">BC</text:span>] et <text:span text:style-name="T1">O</text:span> le milieu de [<text:span text:style-name="T1">AM</text:span>]. On appelle alors respectivement <text:span text:style-name="T1">D</text:span> et <text:span text:style-name="T1">E</text:span> les symétriques de <text:span text:style-name="T1">B</text:span> et <text:span text:style-name="T1">C</text:span> par rapport à <text:span text:style-name="T1">O</text:span>.</text:p>
        <text:p text:style-name="P9"/>
        <text:list xml:id="list241960765" text:style-name="L1">
          <text:list-item>
            <text:p text:style-name="P12">Montrer que <text:span text:style-name="T1">E</text:span>, <text:span text:style-name="T1">A</text:span> et <text:span text:style-name="T1">D</text:span> sont alignés.</text:p>
          </text:list-item>
          <text:list-item>
            <text:p text:style-name="P12">Déterminer la longueur <text:span text:style-name="T1">EM</text:span>.</text:p>
          </text:list-item>
          <text:list-item>
            <text:p text:style-name="P12">Montrer que les droites (<text:span text:style-name="T1">EM</text:span>) et (<text:span text:style-name="T1">CA</text:span>) sont parallèles.</text:p>
          </text:list-item>
          <text:list-item>
            <text:p text:style-name="P12">Montrer que <draw:frame draw:style-name="fr1" draw:name="Objet1" text:anchor-type="as-char" svg:y="-0.432cm" svg:width="2.459cm" svg:height="0.522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ext:list-item>
        </text:list>
        <text:p text:style-name="Standard"/>
        <text:p text:style-name="Standard"/>
        <text:p text:style-name="Standard"/>
        <text:p text:style-name="P2"><draw:g text:anchor-type="as-char" draw:z-index="5" draw:style-name="gr4"><draw:frame draw:style-name="gr5" draw:text-style-name="P17" svg:width="1.024cm" svg:height="0.87cm" svg:x="2.282cm" svg:y="0.37cm"><draw:text-box><text:p text:style-name="P16"><text:span text:style-name="T9">A</text:span></text:p></draw:text-box></draw:frame><draw:g draw:style-name="gr6"><draw:line draw:style-name="gr7" draw:text-style-name="P18" svg:x1="1.414cm" svg:y1="5.176cm" svg:x2="5.732cm" svg:y2="4.18cm"><text:p/></draw:line><draw:line draw:style-name="gr7" draw:text-style-name="P18" svg:x1="5.731cm" svg:y1="4.179cm" svg:x2="2.721cm" svg:y2="0.961cm"><text:p/></draw:line><draw:line draw:style-name="gr7" draw:text-style-name="P18" svg:x1="2.7cm" svg:y1="0.961cm" svg:x2="1.414cm" svg:y2="5.177cm"><text:p/></draw:line></draw:g><draw:frame draw:style-name="gr8" draw:text-style-name="P17" svg:width="1.087cm" svg:height="0.87cm" svg:x="3.216cm" svg:y="4.69cm"><draw:text-box><text:p text:style-name="P16"><text:span text:style-name="T9">M</text:span></text:p></draw:text-box></draw:frame><draw:g draw:style-name="gr6"><draw:line draw:style-name="gr9" draw:text-style-name="P18" svg:x1="2.41cm" svg:y1="5.091cm" svg:x2="2.543cm" svg:y2="4.771cm"><text:p/></draw:line><draw:line draw:style-name="gr10" draw:text-style-name="P18" svg:x1="2.483cm" svg:y1="5.075cm" svg:x2="2.616cm" svg:y2="4.755cm"><text:p/></draw:line></draw:g><draw:line draw:style-name="gr11" draw:text-style-name="P18" svg:x1="3.038cm" svg:y1="2.84cm" svg:x2="3.222cm" svg:y2="2.806cm"><text:p/></draw:line><draw:frame draw:style-name="gr12" draw:text-style-name="P17" svg:width="1.056cm" svg:height="0.872cm" svg:x="3.087cm" svg:y="2.461cm"><draw:text-box><text:p text:style-name="P16"><text:span text:style-name="T9">O</text:span></text:p></draw:text-box></draw:frame><draw:line draw:style-name="gr13" draw:text-style-name="P18" svg:x1="3.215cm" svg:y1="3.695cm" svg:x2="3.444cm" svg:y2="3.762cm"><text:p/></draw:line><draw:frame draw:style-name="gr14" draw:text-style-name="P17" svg:width="1.026cm" svg:height="0.872cm" svg:x="4.755cm" svg:y="0cm"><draw:text-box><text:p text:style-name="P16"><text:span text:style-name="T9">D</text:span></text:p></draw:text-box></draw:frame><draw:frame draw:style-name="gr14" draw:text-style-name="P17" svg:width="1.026cm" svg:height="0.872cm" svg:x="0cm" svg:y="0.972cm"><draw:text-box><text:p text:style-name="P16"><text:span text:style-name="T9">E</text:span></text:p></draw:text-box></draw:frame><draw:g draw:style-name="gr6"><draw:line draw:style-name="gr15" draw:text-style-name="P18" svg:x1="2.704cm" svg:y1="0.954cm" svg:x2="3.548cm" svg:y2="4.687cm"><text:p/></draw:line><draw:line draw:style-name="gr16" draw:text-style-name="P18" svg:x1="4.884cm" svg:y1="0.464cm" svg:x2="3.561cm" svg:y2="4.677cm"><text:p/></draw:line><draw:line draw:style-name="gr17" draw:text-style-name="P18" svg:x1="3.541cm" svg:y1="4.683cm" svg:x2="0.563cm" svg:y2="1.457cm"><text:p/></draw:line><draw:line draw:style-name="gr18" draw:text-style-name="P18" svg:x1="0.563cm" svg:y1="1.457cm" svg:x2="4.883cm" svg:y2="0.464cm"><text:p/></draw:line></draw:g><draw:frame draw:style-name="gr14" draw:text-style-name="P17" svg:width="1.026cm" svg:height="0.872cm" svg:x="0.797cm" svg:y="5.054cm"><draw:text-box><text:p text:style-name="P16"><text:span text:style-name="T9">B</text:span></text:p></draw:text-box></draw:frame><draw:frame draw:style-name="gr19" draw:text-style-name="P17" svg:width="1.026cm" svg:height="0.87cm" svg:x="5.664cm" svg:y="3.925cm"><draw:text-box><text:p text:style-name="P16"><text:span text:style-name="T9">C</text:span></text:p></draw:text-box></draw:frame><draw:g draw:style-name="gr6"><draw:line draw:style-name="gr20" draw:text-style-name="P18" svg:x1="4.519cm" svg:y1="4.613cm" svg:x2="4.652cm" svg:y2="4.293cm"><text:p/></draw:line><draw:line draw:style-name="gr21" draw:text-style-name="P18" svg:x1="4.592cm" svg:y1="4.593cm" svg:x2="4.725cm" svg:y2="4.273cm"><text:p/></draw:line></draw:g><draw:line draw:style-name="gr22" draw:text-style-name="P18" svg:x1="2.816cm" svg:y1="1.928cm" svg:x2="3.045cm" svg:y2="1.995cm"><text:p/></draw:line></draw:g></text:p>
        <text:p text:style-name="Standard"/>
        <text:p text:style-name="Standard"/>
        <text:p text:style-name="Standard"/>
        <text:list xml:id="list194308548703569" text:continue-list="list2600511161" text:style-name="Numbering_20_4">
          <text:list-item>
            <text:p text:style-name="P11">Rédaction</text:p>
          </text:list-item>
        </text:list>
        <text:p text:style-name="P4"><text:span text:style-name="T4">Hypothèses</text:span> :</text:p>
        <text:p text:style-name="P5"><text:span text:style-name="T1">ABC</text:span> est un triangle équilatéral</text:p>
        <text:p text:style-name="P5"><text:span text:style-name="T1">AB</text:span> = <text:span text:style-name="T1">BC</text:span> = <text:span text:style-name="T1">AC</text:span> = 3 cm</text:p>
        <text:p text:style-name="P6"><text:span text:style-name="T1">M</text:span> est le milieu de [<text:span text:style-name="T1">BC</text:span>]</text:p>
        <text:p text:style-name="P6"><text:span text:style-name="T1">O</text:span> est le milieu de [<text:span text:style-name="T1">AM</text:span>]</text:p>
        <text:p text:style-name="P6"><text:span text:style-name="T1">D</text:span> est le symétrique de <text:span text:style-name="T1">B</text:span> par rapport à <text:span text:style-name="T1">O</text:span></text:p>
        <text:p text:style-name="P6"><text:span text:style-name="T1">E</text:span> est le symétrique de <text:span text:style-name="T1">C</text:span> par rapport à <text:span text:style-name="T1">O</text:span></text:p>
        <text:p text:style-name="P3"/>
        <text:list xml:id="list194309058747261" text:continue-list="list241960765" text:style-name="L1">
          <text:list-item text:start-value="1">
            <text:p text:style-name="P13">Montrer que <text:span text:style-name="T1">E</text:span>, <text:span text:style-name="T1">A</text:span> et <text:span text:style-name="T1">D</text:span> sont alignés.</text:p>
          </text:list-item>
        </text:list>
        <text:p text:style-name="P7">Par hypothèses,</text:p>
        <text:list xml:id="list2655805772" text:style-name="List_20_1">
          <text:list-item>
            <text:p text:style-name="P14"><text:span text:style-name="T1">M</text:span><text:span text:style-name="T5"> est le milieu de [</text:span><text:span text:style-name="T1">BC</text:span><text:span text:style-name="T5">] donc </text:span><text:span text:style-name="T2">C</text:span><text:span text:style-name="T6">, </text:span><text:span text:style-name="T2">M,</text:span><text:span text:style-name="T6"> et </text:span><text:span text:style-name="T2">B</text:span><text:span text:style-name="T6"> sont alignés</text:span></text:p>
          </text:list-item>
          <text:list-item>
            <text:p text:style-name="P14"><text:span text:style-name="T2">E</text:span><text:span text:style-name="T3"> est le symétrique de </text:span><text:span text:style-name="T2">C</text:span> par rapport à <text:span text:style-name="T1">O</text:span></text:p>
          </text:list-item>
          <text:list-item>
            <text:p text:style-name="P14"><text:span text:style-name="T1">O</text:span> est le milieu de [<text:span text:style-name="T1">AM</text:span>] donc <text:span text:style-name="T2">A</text:span><text:span text:style-name="T3"> est le symétrique de </text:span><text:span text:style-name="T2">M</text:span> par rapport à <text:span text:style-name="T1">O</text:span></text:p>
          </text:list-item>
          <text:list-item>
            <text:p text:style-name="P14"><text:span text:style-name="T2">D</text:span><text:span text:style-name="T3"> est le symétrique de </text:span><text:span text:style-name="T2">B</text:span> par rapport à <text:span text:style-name="T1">O.</text:span></text:p>
          </text:list-item>
        </text:list>
        <text:p text:style-name="P7">Or si des points sont alignés alors leurs symétriques sont alignés</text:p>
        <text:p text:style-name="P7">donc <draw:frame text:anchor-type="as-char" svg:y="-0.429cm" draw:z-index="1" draw:style-name="gr1" draw:text-style-name="P15" svg:width="3.906cm" svg:height="0.511cm"><draw:text-box><text:p><text:span text:style-name="T7"><text:s/></text:span><text:span text:style-name="T7">E</text:span><text:span text:style-name="T8">, </text:span><text:span text:style-name="T7">A</text:span><text:span text:style-name="T8"> et </text:span><text:span text:style-name="T7">D</text:span><text:span text:style-name="T8"> sont alignés </text:span></text:p></draw:text-box></draw:frame></text:p>
        <text:p text:style-name="P7"/>
        <text:list xml:id="list194309126028385" text:continue-list="list194309058747261" text:style-name="L1">
          <text:list-item>
            <text:p text:style-name="P13">Déterminer <text:span text:style-name="T1">EM</text:span>.</text:p>
          </text:list-item>
        </text:list>
        <text:p text:style-name="P7">Par hypothèses,</text:p>
        <text:list xml:id="list194309614024546" text:continue-list="list2655805772" text:style-name="List_20_1">
          <text:list-item>
            <text:p text:style-name="P14"><text:span text:style-name="T1">O</text:span> est le milieu de [<text:span text:style-name="T1">AM</text:span>] donc <text:span text:style-name="T2">M</text:span><text:span text:style-name="T3"> est le symétrique de </text:span><text:span text:style-name="T2">A</text:span> par rapport à <text:span text:style-name="T1">O</text:span></text:p>
          </text:list-item>
          <text:list-item>
            <text:p text:style-name="P14"><text:span text:style-name="T2">E</text:span><text:span text:style-name="T6"> est le symétrique de </text:span><text:span text:style-name="T2">C</text:span><text:span text:style-name="T5"> par rapport à </text:span><text:span text:style-name="T1">O</text:span></text:p>
          </text:list-item>
        </text:list>
        <text:p text:style-name="P8">donc [<text:span text:style-name="T1">EM</text:span>] est le symétrique de [<text:span text:style-name="T1">CA</text:span>] par rapport à <text:span text:style-name="T1">O.</text:span></text:p>
        <text:p text:style-name="P8">Or le symétrique d'un segment est un segment de même longueur</text:p>
        <text:p text:style-name="P7">donc <text:span text:style-name="T1">EM</text:span> = <text:span text:style-name="T1">AC</text:span></text:p>
        <text:p text:style-name="P7">donc <draw:frame text:anchor-type="as-char" svg:y="-0.427cm" draw:z-index="2" draw:style-name="gr2" draw:text-style-name="P15" svg:width="2.132cm" svg:height="0.507cm"><draw:text-box><text:p><text:span text:style-name="T8"><text:s/></text:span><text:span text:style-name="T7">EM</text:span><text:span text:style-name="T8"> = 3 cm </text:span></text:p></draw:text-box></draw:frame></text:p>
        <text:p text:style-name="P7"/>
        <text:list xml:id="list194308884259281" text:continue-list="list194308548703569" text:style-name="Numbering_20_4">
          <text:list-header>
            <text:p text:style-name="P11"/>
          </text:list-header>
        </text:list>
        <text:list xml:id="list194308790380622" text:continue-list="list194309126028385" text:style-name="L1">
          <text:list-item>
            <text:p text:style-name="P13">Montrer que : (<text:span text:style-name="T1">EM</text:span>) // (<text:span text:style-name="T1">CA</text:span>)</text:p>
          </text:list-item>
        </text:list>
        <text:p text:style-name="P7">D'après 2),</text:p>
        <text:list xml:id="list194309377994312" text:continue-list="list194309614024546" text:style-name="List_20_1">
          <text:list-item>
            <text:p text:style-name="P14"><text:span text:style-name="T5">[</text:span><text:span text:style-name="T1">EM</text:span><text:span text:style-name="T5">] est symétrique de [</text:span><text:span text:style-name="T1">CA</text:span><text:span text:style-name="T5">] par rapport à </text:span><text:span text:style-name="T1">O </text:span><text:span text:style-name="T5">donc (</text:span><text:span text:style-name="T1">EM</text:span><text:span text:style-name="T5">) est symétrique de (</text:span><text:span text:style-name="T1">CA</text:span><text:span text:style-name="T5">).</text:span></text:p>
          </text:list-item>
        </text:list>
        <text:p text:style-name="P7">Or l’image d’une droite par une symétrie centrale est une droite parallèle</text:p>
        <text:p text:style-name="P7">donc <draw:frame text:anchor-type="as-char" svg:y="-0.427cm" draw:z-index="3" draw:style-name="gr3" draw:text-style-name="P15" svg:width="4.53cm" svg:height="0.507cm"><draw:text-box><text:p><text:span text:style-name="T8"><text:s/></text:span><text:span text:style-name="T8">(</text:span><text:span text:style-name="T7">EM</text:span><text:span text:style-name="T8">) est parallèle à (</text:span><text:span text:style-name="T7">CA</text:span><text:span text:style-name="T8">) </text:span></text:p></draw:text-box></draw:frame></text:p>
        <text:p text:style-name="P7"/>
        <text:list xml:id="list194310380711239" text:continue-list="list194308790380622" text:style-name="L1">
          <text:list-item>
            <text:p text:style-name="P13">Montrer que : <draw:frame draw:style-name="fr1" draw:name="Objet2" text:anchor-type="as-char" svg:y="-0.437cm" svg:width="2.588cm" svg:height="0.522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ext:list-item>
        </text:list>
        <text:p text:style-name="P7">Par hypothèses,</text:p>
        <text:list xml:id="list194310566036627" text:continue-list="list194309377994312" text:style-name="List_20_1">
          <text:list-item>
            <text:p text:style-name="P14"><text:span text:style-name="T2">D</text:span><text:span text:style-name="T3"> est le symétrique de </text:span><text:span text:style-name="T2">B</text:span> par rapport à <text:span text:style-name="T1">O</text:span></text:p>
          </text:list-item>
          <text:list-item>
            <text:p text:style-name="P14"><text:span text:style-name="T1">O</text:span> est le milieu de [<text:span text:style-name="T1">AM</text:span>]<text:line-break/>donc <text:span text:style-name="T2">M</text:span><text:span text:style-name="T3"> est le symétrique de </text:span><text:span text:style-name="T2">A</text:span> par rapport à <text:span text:style-name="T1">O<text:line-break/></text:span><text:span text:style-name="T5">et </text:span><text:span text:style-name="T2">A</text:span><text:span text:style-name="T6"> est le symétrique de </text:span><text:span text:style-name="T2">M</text:span></text:p>
          </text:list-item>
        </text:list>
        <text:p text:style-name="P8">donc <draw:frame draw:style-name="fr1" draw:name="Objet3" text:anchor-type="as-char" svg:y="-0.432cm" svg:width="1.154cm" svg:height="0.522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 est le symétrique de <draw:frame draw:style-name="fr1" draw:name="Objet4" text:anchor-type="as-char" svg:y="-0.43cm" svg:width="1.155cm" svg:height="0.522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 par rapport à <text:span text:style-name="T1">O.</text:span></text:p>
        <text:p text:style-name="P8">Or le symétrique d'un angle est un angle de même mesure</text:p>
        <text:p text:style-name="P7"><text:span text:style-name="T5">donc </text:span><text:span text:style-name="T5"><draw:frame draw:style-name="fr2" draw:name="Objet5" text:anchor-type="as-char" svg:y="-0.432cm" svg:width="2.494cm" svg:height="0.557cm" draw:z-index="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2" draw:display-name="Dashed (var) 22" draw:style="rect" draw:dots1="1" draw:dots1-length="0.016cm" draw:dots2="1" draw:dots2-length="0.016cm" draw:distance="0.016cm"/>
    <draw:stroke-dash draw:name="Dashed_20__28_var_29__20_23" draw:display-name="Dashed (var) 23" draw:style="rect" draw:dots1="1" draw:dots1-length="0.016cm" draw:dots2="1" draw:dots2-length="0.016cm" draw:distance="0.016cm"/>
    <draw:stroke-dash draw:name="Dashed_20__28_var_29__20_24" draw:display-name="Dashed (var) 24" draw:style="rect" draw:dots1="1" draw:dots1-length="0.016cm" draw:dots2="1" draw:dots2-length="0.016cm" draw:distance="0.016cm"/>
    <draw:stroke-dash draw:name="Dashed_20__28_var_29__20_25" draw:display-name="Dashed (var) 25" draw:style="rect" draw:dots1="1" draw:dots1-length="0.016cm" draw:dots2="1" draw:dots2-length="0.016cm" draw:distance="0.016cm"/>
    <draw:stroke-dash draw:name="Dashed_20__28_var_29__20_26" draw:display-name="Dashed (var) 26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6cm" draw:dots2="1" draw:dots2-length="0.016cm" draw:distance="0.016cm"/>
    <draw:stroke-dash draw:name="Dashed_20__28_var_29__20_28" draw:display-name="Dashed (var) 28" draw:style="rect" draw:dots1="1" draw:dots1-length="0.016cm" draw:dots2="1" draw:dots2-length="0.016cm" draw:distance="0.016cm"/>
    <draw:stroke-dash draw:name="Dashed_20__28_var_29__20_29" draw:display-name="Dashed (var) 29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6cm" draw:dots2="1" draw:dots2-length="0.016cm" draw:distance="0.016cm"/>
    <draw:stroke-dash draw:name="Dashed_20__28_var_29__20_31" draw:display-name="Dashed (var) 31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0.6cm" fo:margin-bottom="0.80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symetrie-centrale-exos-redige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Thibaud FONTANET</meta:initial-creator>
    <meta:creation-date>2006-09-10T11:53:40</meta:creation-date>
    <dc:date>2011-01-15T21:08:34.29</dc:date>
    <meta:print-date>2011-01-15T21:08:16.22</meta:print-date>
    <dc:language>fr-FR</dc:language>
    <meta:editing-cycles>92</meta:editing-cycles>
    <meta:editing-duration>PT29H56M22S</meta:editing-duration>
    <dc:creator>Véronique et Thibaud FONTANET</dc:creator>
    <meta:printed-by>Véronique et Thibaud FONTANET</meta:printed-by>
    <meta:document-statistic meta:table-count="0" meta:image-count="0" meta:object-count="5" meta:page-count="1" meta:paragraph-count="45" meta:word-count="363" meta:character-count="1668" meta:non-whitespace-character-count="1360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math xmlns="http://www.w3.org/1998/Math/MathML" display="block">
  <semantics>
    <mover accent="true">
      <mi mathvariant="italic">BAM</mi>
      <mo stretchy="true">^</mo>
    </mover>
    <annotation encoding="StarMath 5.0"> widehat {BAM}</annotation>
  </semantics>
</math>
</file>

<file path=Object 6/content.xml><?xml version="1.0" encoding="utf-8"?>
<math xmlns="http://www.w3.org/1998/Math/MathML" display="block">
  <semantics>
    <mrow>
      <mover accent="true">
        <mi mathvariant="italic">DMA</mi>
        <mo stretchy="true">^</mo>
      </mover>
      <mo stretchy="false">=</mo>
      <mover accent="true">
        <mi mathvariant="italic">BAM</mi>
        <mo stretchy="true">^</mo>
      </mover>
    </mrow>
    <annotation encoding="StarMath 5.0"> widehat {DMA}= widehat {BAM}</annotation>
  </semantics>
</math>
</file>

<file path=Object 7/content.xml><?xml version="1.0" encoding="utf-8"?>
<math xmlns="http://www.w3.org/1998/Math/MathML" display="block">
  <semantics>
    <mrow>
      <mover accent="true">
        <mi mathvariant="italic">DMA</mi>
        <mo stretchy="true">^</mo>
      </mover>
      <mo stretchy="false">=</mo>
      <mover accent="true">
        <mi mathvariant="italic">BAM</mi>
        <mo stretchy="true">^</mo>
      </mover>
    </mrow>
    <annotation encoding="StarMath 5.0"> widehat {DMA}= widehat {BAM}</annotation>
  </semantics>
</math>
</file>

<file path=Object 8/content.xml><?xml version="1.0" encoding="utf-8"?>
<math xmlns="http://www.w3.org/1998/Math/MathML" display="block">
  <semantics>
    <munder accentunder="true">
      <mstyle mathvariant="bold">
        <mrow>
          <mover accent="true">
            <mi mathvariant="italic">DMA</mi>
            <mo stretchy="true">^</mo>
          </mover>
          <mo stretchy="false">=</mo>
          <mover accent="true">
            <mi mathvariant="italic">BAM</mi>
            <mo stretchy="true">^</mo>
          </mover>
        </mrow>
      </mstyle>
      <mo>̲</mo>
    </munder>
    <annotation encoding="StarMath 5.0">underline {bold {widehat {DMA}= widehat {BAM}}}</annotation>
  </semantics>
</math>
</file>

<file path=Object 9/content.xml><?xml version="1.0" encoding="utf-8"?>
<math xmlns="http://www.w3.org/1998/Math/MathML" display="block">
  <semantics>
    <mover accent="true">
      <mi mathvariant="italic">DMA</mi>
      <mo stretchy="true">^</mo>
    </mover>
    <annotation encoding="StarMath 5.0"> widehat {DMA}</annotation>
  </semantics>
</math>
</file>